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18868e" officeooo:paragraph-rsid="0018868e"/>
    </style:style>
    <style:style style:name="T1" style:family="text">
      <style:text-properties officeooo:rsid="0018868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xt before section</text:p>
      <text:section text:style-name="Sect1" text:name="Section1" text:condition="ooow:DUMMY1 !=0" text:display="condition">
        <text:p text:style-name="P2">Text inside section before ToC</text:p>
        <text:table-of-content text:style-name="Sect1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"><text:a xlink:type="simple" xlink:href="#__RefHeading___Toc4471_919063024" text:style-name="Index_20_Link" text:visited-style-name="Index_20_Link">First header<text:tab/>1</text:a></text:p>
            <text:p text:style-name="P1"><text:a xlink:type="simple" xlink:href="#__RefHeading___Toc4473_919063024" text:style-name="Index_20_Link" text:visited-style-name="Index_20_Link">Second header<text:tab/>1</text:a></text:p>
          </text:index-body>
        </text:table-of-content>
        <text:p text:style-name="P2"/>
        <text:p text:style-name="P2">Text inside section after ToC</text:p>
      </text:section>
      <text:p text:style-name="P2">Text after section</text:p>
      <text:h text:style-name="Heading_20_1" text:outline-level="1"><text:bookmark-start text:name="__RefHeading___Toc4471_919063024"/>First header<text:bookmark-end text:name="__RefHeading___Toc4471_919063024"/></text:h>
      <text:h text:style-name="Heading_20_1" text:outline-level="1"><text:bookmark-start text:name="__RefHeading___Toc4473_919063024"/>Sec<text:span text:style-name="T1">o</text:span>nd header<text:bookmark-end text:name="__RefHeading___Toc4473_91906302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22:45:49.956000000</meta:creation-date>
    <dc:date>2016-10-31T23:02:38.083000000</dc:date>
    <meta:editing-duration>PT13M47S</meta:editing-duration>
    <meta:editing-cycles>4</meta:editing-cycles>
    <meta:generator>LibreOffice/5.2.3.3$Windows_X86_64 LibreOffice_project/d54a8868f08a7b39642414cf2c8ef2f228f780cf</meta:generator>
    <meta:document-statistic meta:table-count="0" meta:image-count="0" meta:object-count="0" meta:page-count="1" meta:paragraph-count="9" meta:word-count="29" meta:character-count="167" meta:non-whitespace-character-count="147"/>
  </office:meta>
</office:document-meta>
</file>